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8000001752CD94ED7D126287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2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icroservice<text:tab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uild | Containerize | Depl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ainerizing App &amp; Databse</text:p>
          </draw:text-box>
        </draw:frame>
        <draw:frame draw:style-name="gr2" draw:text-style-name="P2" draw:layer="layout" svg:width="22.6cm" svg:height="9.006cm" svg:x="2.8cm" svg:y="5.6cm">
          <draw:image xlink:href="Pictures/10000201000003A8000001752CD94ED7D126287F.png" xlink:type="simple" xlink:show="embed" xlink:actuate="onLoad">
            <text:p/>
          </draw:image>
        </draw:frame>
        <draw:frame draw:style-name="gr3" draw:text-style-name="P3" draw:layer="layout" svg:width="8.271cm" svg:height="4.256cm" svg:x="4.6cm" svg:y="14.606cm">
          <draw:text-box>
            <text:p>concerns {</text:p>
            <text:p><text:tab/>auto-scaling;</text:p>
            <text:p><text:tab/>failover;</text:p>
            <text:p><text:tab/>storage;</text:p>
            <text:p><text:tab/>networking;</text:p>
            <text:p><text:tab/>integration;</text:p>
            <text:p><text:tab/>infrastructure-provisioning;</text:p>
            <text:p><text:tab/>instrumentation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ign Not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gradient-name="Tango_20_Yellow" draw:gradient-step-count="0" draw:textarea-horizontal-align="justify" fo:padding-top="0.125cm" fo:padding-bottom="0.125cm" fo:padding-left="0.25cm" fo:padding-right="0.25cm" draw:shadow="visible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3H55M24S</meta:editing-duration>
    <meta:editing-cycles>63</meta:editing-cycles>
    <meta:generator>LibreOffice/6.0.7.3$Linux_X86_64 LibreOffice_project/00m0$Build-3</meta:generator>
    <dc:title>Midnightblue</dc:title>
    <dc:date>2020-05-25T16:02:42.634665798</dc:date>
    <meta:document-statistic meta:object-count="60"/>
  </office:meta>
</office:document-meta>
</file>